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24ab3"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Georgia" officeooo:rsid="000bf59a" officeooo:paragraph-rsid="000bf59a"/>
    </style:style>
    <style:style style:name="P4" style:family="paragraph" style:parent-style-name="Text_20_body">
      <style:text-properties style:font-name="Georgia" officeooo:rsid="000c6e8b" officeooo:paragraph-rsid="000c6e8b"/>
    </style:style>
    <style:style style:name="P5" style:family="paragraph" style:parent-style-name="Title">
      <style:text-properties style:font-name="Georgia" officeooo:rsid="000c6e8b" officeooo:paragraph-rsid="000c6e8b"/>
    </style:style>
    <style:style style:name="P6" style:family="paragraph" style:parent-style-name="Text_20_body">
      <style:text-properties style:font-name="Georgia" officeooo:rsid="000c6e8b" officeooo:paragraph-rsid="000c6e8b"/>
    </style:style>
    <style:style style:name="T1" style:family="text">
      <style:text-properties officeooo:rsid="000d39e9"/>
    </style:style>
    <style:style style:name="T2" style:family="text">
      <style:text-properties officeooo:rsid="000dcb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ecurity</text:p>
      <text:p text:style-name="P3"><text:s text:c="5"/>Let’s get down to it, everyone thinks right? I mean who doesn’t. No that wasn’t a question, that was a statement. Learn to read if you want to understand what that was.</text:p>
      <text:p text:style-name="P4"><text:s text:c="5"/>So, security. Let’s talk security. It’s always important to be able to secure something. When we want to secure something we should use a program like GPG in order to do that.</text:p>
      <text:p text:style-name="P4"><text:s text:c="5"/>The way GPG works is, a user encrypts a document using a public key, and the owner of that key who has a secret key can decrypt the document. It’s really that simple.</text:p>
      <text:p text:style-name="P4"><text:s text:c="5"/>Some word processing programs allow you to use a key in your system to encrypt/decrypt a file. Isn’t that something. The program I’m using right now, LibreOffice Writer, allows for this. I didn’t know this until I clicked on Save As… in the File menu. It was an eye opener. I know what I’ll be using it for.</text:p>
      <text:p text:style-name="P4"><text:s text:c="5"/><text:span text:style-name="T1">Why is security important? Well in this day and age, you have to secure your things. If you don’t? You’ll be in trouble someday when someone who isn’t nice comes along and steals all of your things. It’s quite that simple.</text:span></text:p>
      <text:p text:style-name="P4"><text:s text:c="5"/><text:span text:style-name="T2">So the short of it all is to secure your things. Do it now before it’s too lat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24ab3"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DreamSense.COM</text:p>
      </style:header>
      <style:footer>
        <text:p text:style-name="MP2">Kyle Eggleston (Page <text:page-number text:select-page="current">1</text:page-number><text:s/>of <text:page-count>1</text:page-count>) <text:date style:data-style-name="N37" text:date-value="2023-11-20T13:34:56.521999826">11/20/23</text:dat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8:25:24.500000000</meta:creation-date>
    <dc:date>2023-11-20T13:34:56.190000000</dc:date>
    <meta:editing-duration>PT23M3S</meta:editing-duration>
    <meta:editing-cycles>13</meta:editing-cycles>
    <meta:generator>LibreOffice/7.6.2.1$Windows_X86_64 LibreOffice_project/56f7684011345957bbf33a7ee678afaf4d2ba333</meta:generator>
    <meta:print-date>2023-11-18T19:55:35.459000000</meta:print-date>
    <meta:printed-by>PDF files</meta:printed-by>
    <meta:document-statistic meta:table-count="0" meta:image-count="0" meta:object-count="0" meta:page-count="1" meta:paragraph-count="9" meta:word-count="223" meta:character-count="1207" meta:non-whitespace-character-count="963"/>
  </office:meta>
</office:document-meta>
</file>